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202.99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60.19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102.7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68.94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Primary User(s)</text:p>
          </table:table-cell>
          <table:table-cell office:value-type="string" calcext:value-type="string">
            <text:p>Threat/Failure Mode</text:p>
          </table:table-cell>
          <table:table-cell office:value-type="string" calcext:value-type="string">
            <text:p>Preventative Measures</text:p>
          </table:table-cell>
          <table:table-cell office:value-type="string" calcext:value-type="string">
            <text:p>Remediation Steps</text:p>
          </table:table-cell>
          <table:table-cell office:value-type="string" calcext:value-type="string">
            <text:p>Est. Remediation Tim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Book Keeping Computer</text:p>
          </table:table-cell>
          <table:table-cell table:style-name="ce2" office:value-type="string" calcext:value-type="string">
            <text:p>Book Keeper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Multiple Backups, to flash drive and an online space after every session of entering data</text:p>
          </table:table-cell>
          <table:table-cell table:style-name="ce2" office:value-type="string" calcext:value-type="string">
            <text:p>1. Purchase new hard drive</text:p>
            <text:p>2. Install Windows and perform all updates/service packs (using our site license)</text:p>
            <text:p>3. Install MS Office and perform all updates (using our site license)</text:p>
            <text:p>4. Install Google Chrome (internet)</text:p>
            <text:p>5. Install Quicken 2015 (??? got from tech soup, gotta trace down…)</text:p>
            <text:p>6. Restore Backed up file</text:p>
          </table:table-cell>
          <table:table-cell table:style-name="ce2" office:value-type="string" calcext:value-type="string">
            <text:p>8 hours (after new hard drive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irus/Malware</text:p>
          </table:table-cell>
          <table:table-cell office:value-type="string" calcext:value-type="string">
            <text:p>Install Anti virus software, keeping up with security patches</text:p>
          </table:table-cell>
          <table:table-cell office:value-type="string" calcext:value-type="string">
            <text:p>Attempt Virus/Malware Removal. If unsuccessful wipe hard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nsomware</text:p>
          </table:table-cell>
          <table:table-cell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4">
          <table:table-cell table:style-name="ce2" office:value-type="string" calcext:value-type="string">
            <text:p>Main Server PC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Backup of home-grown programs and data. <text:s/>Good documentation of Server Setup and installation for programs.</text:p>
          </table:table-cell>
          <table:table-cell table:style-name="ce2" office:value-type="string" calcext:value-type="string">
            <text:p>Cost Benefit Analysis of new hard drive versus all new computer (server is an old desktop PC)</text:p>
            <text:p/>
            <text:p>This is an abbreviated list of steps (full restoration will be covered in another document)</text:p>
            <text:p>1. Install Mint Linux (current), or Ubuntu Linux</text:p>
            <text:p>1a. Install DHCP Server, restore backup of server Settings</text:p>
            <text:p>2. Install Chrome (internet)</text:p>
            <text:p>3. Install LAMP Stack (internet – documented instructions)</text:p>
            <text:p>4. Install OpenSSH (apt-get)</text:p>
            <text:p>5. Install Ubiquiti Unifi Controller Software (internet)</text:p>
            <text:p>6. Install webmin (apt-get)</text:p>
            <text:p>7. Transfer all web apps from data storage back to working directories</text:p>
            <text:p>8. Configure shared drive, add users to system then configure shared folders with SaMBa.</text:p>
          </table:table-cell>
          <table:table-cell table:style-name="ce2" office:value-type="string" calcext:value-type="string">
            <text:p>24-48 hours (after components acquired)</text:p>
          </table:table-cell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 <text:s/>Periodic Backup of data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number-columns-repeated="3" table:style-name="ce2" office:value-type="string" calcext:value-type="string">
            <text:p>None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24-48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Scott Office PC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n old Laptop ~8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Tim Office PC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 Laptop ~5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CBA of PC replacement or 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style-name="ce2" office:value-type="string" calcext:value-type="string">
            <text:p>Announcement Scrolling Mini-PCs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Power Supply Failure</text:p>
          </table:table-cell>
          <table:table-cell table:style-name="ce2" office:value-type="string" calcext:value-type="string">
            <text:p>User of a Power Strip and appropriately sized power supply (5V 3A)</text:p>
          </table:table-cell>
          <table:table-cell table:style-name="ce2" office:value-type="string" calcext:value-type="string">
            <text:p>Purchase and replace power supply</text:p>
          </table:table-cell>
          <table:table-cell table:style-name="ce2" office:value-type="string" calcext:value-type="string">
            <text:p>.25 hours (after replacement components acquired)</text:p>
          </table:table-cell>
        </table:table-row>
        <table:table-row table:style-name="ro8">
          <table:table-cell table:style-name="ce2" table:number-columns-repeated="2"/>
          <table:table-cell table:style-name="ce2" office:value-type="string" calcext:value-type="string">
            <text:p>Mini-PC Board Failure</text:p>
          </table:table-cell>
          <table:table-cell table:style-name="ce2" office:value-type="string" calcext:value-type="string">
            <text:p>Use of a Power Strip and appropriately sized power supply (5V 3A)</text:p>
          </table:table-cell>
          <table:table-cell table:style-name="ce2" office:value-type="string" calcext:value-type="string">
            <text:p>Purchase and replace Mini-PC (Orange Pi 2E), Reinstall everything and configure like the old one was configured (for IP address). Separate Instruction document exists describing installation process.</text:p>
          </table:table-cell>
          <table:table-cell table:style-name="ce2" office:value-type="string" calcext:value-type="string">
            <text:p>6-8 hours (after replacement Mini-PC acquired), note, Mini-PCs must come direct from China, 20 day delay!</text:p>
          </table:table-cell>
        </table:table-row>
        <table:table-row table:style-name="ro1">
          <table:table-cell table:number-columns-repeated="6"/>
        </table:table-row>
        <table:table-row table:style-name="ro9">
          <table:table-cell office:value-type="string" calcext:value-type="string">
            <text:p>Sound Computer (Mac OS)</text:p>
          </table:table-cell>
          <table:table-cell office:value-type="string" calcext:value-type="string">
            <text:p>Sound Team/Building</text:p>
          </table:table-cell>
          <table:table-cell table:style-name="ce2" office:value-type="string" calcext:value-type="string">
            <text:p>Hard Drive Failure</text:p>
          </table:table-cell>
          <table:table-cell office:value-type="string" calcext:value-type="string">
            <text:p>Backups unnecessary</text:p>
          </table:table-cell>
          <table:table-cell office:value-type="string" calcext:value-type="string">
            <text:p>CBA of PC replacement or purchase and replace damaged/malfunctioning components. No Special software needed for installation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office:value-type="string" calcext:value-type="string">
            <text:p>CBA of PC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office:value-type="string" calcext:value-type="string">
            <text:p>CBA of PC replacement or virus removal (Currently we are unable to restore a Mac OS operating system)</text:p>
          </table:table-cell>
          <table:table-cell office:value-type="string" calcext:value-type="string">
            <text:p>8 hours (after new hard drive acquired)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</text:p>
          </table:table-cell>
          <table:table-cell office:value-type="string" calcext:value-type="string">
            <text:p>(Currently we are unable to restore a Mac OS operating system)</text:p>
          </table:table-cell>
          <table:table-cell office:value-type="string" calcext:value-type="string">
            <text:p>8 hours (after new hard drive acquired)</text:p>
          </table:table-cell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8:06:30.098149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15:52.844606740</meta:creation-date>
    <dc:date>2017-09-13T18:24:33.540653168</dc:date>
    <meta:editing-duration>PT2H37M38S</meta:editing-duration>
    <meta:editing-cycles>4</meta:editing-cycles>
    <meta:generator>LibreOffice/5.1.6.2$Linux_X86_64 LibreOffice_project/10m0$Build-2</meta:generator>
    <meta:document-statistic meta:table-count="1" meta:cell-count="106" meta:object-count="0"/>
  </office:meta>
</office:document-meta>
</file>